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5.849cm" fo:margin-left="1.175cm" fo:margin-right="-0.023cm" table:align="margins"/>
    </style:style>
    <style:style style:name="Tabla1.A" style:family="table-column">
      <style:table-column-properties style:column-width="15.849cm" style:rel-column-width="65535*"/>
    </style:style>
    <style:style style:name="Tabla1.A1" style:family="table-cell">
      <style:table-cell-properties fo:padding="0.097cm" fo:border="0.05pt solid #000000"/>
    </style:style>
    <style:style style:name="Tabla2" style:family="table">
      <style:table-properties style:width="15.875cm" fo:margin-left="1.148cm" fo:margin-right="-0.023cm" table:align="margins"/>
    </style:style>
    <style:style style:name="Tabla2.A" style:family="table-column">
      <style:table-column-properties style:column-width="15.875cm" style:rel-column-width="65535*"/>
    </style:style>
    <style:style style:name="Tabla2.A1" style:family="table-cell">
      <style:table-cell-properties fo:padding="0.097cm" fo:border="0.05pt solid #000000"/>
    </style:style>
    <style:style style:name="Tabla3" style:family="table">
      <style:table-properties style:width="15.928cm" fo:margin-left="1.095cm" fo:margin-right="-0.023cm" table:align="margins"/>
    </style:style>
    <style:style style:name="Tabla3.A" style:family="table-column">
      <style:table-column-properties style:column-width="15.928cm" style:rel-column-width="65535*"/>
    </style:style>
    <style:style style:name="Tabla3.1" style:family="table-row">
      <style:table-row-properties style:min-row-height="7.504cm"/>
    </style:style>
    <style:style style:name="Tabla3.A1" style:family="table-cell">
      <style:table-cell-properties fo:padding="0.097cm" fo:border="0.05pt solid #000000"/>
    </style:style>
    <style:style style:name="Tabla4" style:family="table">
      <style:table-properties style:width="15.875cm" fo:margin-left="1.148cm" fo:margin-right="-0.023cm" table:align="margins"/>
    </style:style>
    <style:style style:name="Tabla4.A" style:family="table-column">
      <style:table-column-properties style:column-width="15.875cm" style:rel-column-width="65535*"/>
    </style:style>
    <style:style style:name="Tabla4.A1" style:family="table-cell">
      <style:table-cell-properties fo:padding="0.097cm" fo:border="0.05pt solid #000000"/>
    </style:style>
    <style:style style:name="Tabla5" style:family="table">
      <style:table-properties style:width="15.901cm" fo:margin-left="1.122cm" fo:margin-right="-0.023cm" table:align="margins"/>
    </style:style>
    <style:style style:name="Tabla5.A" style:family="table-column">
      <style:table-column-properties style:column-width="15.901cm" style:rel-column-width="65535*"/>
    </style:style>
    <style:style style:name="Tabla5.A1" style:family="table-cell">
      <style:table-cell-properties fo:padding="0.097cm" fo:border="0.05pt solid #000000"/>
    </style:style>
    <style:style style:name="Table1" style:family="table">
      <style:table-properties style:width="15.928cm" fo:margin-left="1.095cm" fo:margin-right="-0.023cm" table:align="margins"/>
    </style:style>
    <style:style style:name="Table1.A" style:family="table-column">
      <style:table-column-properties style:column-width="15.928cm" style:rel-column-width="9030*"/>
    </style:style>
    <style:style style:name="Table1.A1" style:family="table-cell">
      <style:table-cell-properties fo:padding="0.097cm" fo:border="0.05pt solid #000000"/>
    </style:style>
    <style:style style:name="Tabla6" style:family="table">
      <style:table-properties style:width="15.928cm" fo:margin-left="1.095cm" fo:margin-right="-0.023cm" table:align="margins"/>
    </style:style>
    <style:style style:name="Tabla6.A" style:family="table-column">
      <style:table-column-properties style:column-width="15.928cm" style:rel-column-width="65535*"/>
    </style:style>
    <style:style style:name="Tabla6.A1" style:family="table-cell">
      <style:table-cell-properties fo:padding="0.097cm" fo:border="0.05pt solid #000000"/>
    </style:style>
    <style:style style:name="P1" style:family="paragraph" style:parent-style-name="Text_20_body">
      <style:paragraph-properties fo:margin-top="0cm" fo:margin-bottom="0cm" style:contextual-spacing="false" fo:text-align="justify" style:justify-single-word="false"/>
      <style:text-properties fo:color="#000000" loext:opacity="100%" style:font-name="Arial1" fo:font-size="14pt" style:font-size-asian="14pt" style:font-size-complex="14pt"/>
    </style:style>
    <style:style style:name="P2" style:family="paragraph" style:parent-style-name="Text_20_body">
      <style:paragraph-properties fo:margin-top="0cm" fo:margin-bottom="0cm" style:contextual-spacing="false" fo:text-align="justify" style:justify-single-word="false"/>
      <style:text-properties fo:color="#000000" loext:opacity="100%" style:font-name="Arial1" fo:font-size="10pt" style:font-size-asian="10pt" style:font-size-complex="10pt"/>
    </style:style>
    <style:style style:name="P3"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1" fo:font-size="10pt" style:font-size-asian="10pt" style:font-size-complex="10pt"/>
    </style:style>
    <style:style style:name="P4" style:family="paragraph" style:parent-style-name="Text_20_body">
      <style:paragraph-properties fo:margin-top="0cm" fo:margin-bottom="0cm" style:contextual-spacing="false" fo:text-align="justify" style:justify-single-word="false"/>
      <style:text-properties fo:color="#000000" loext:opacity="100%" style:font-name="Arial1" fo:font-size="10pt" fo:font-weight="bold" style:font-size-asian="10pt" style:font-weight-asian="bold" style:font-size-complex="10pt" style:font-weight-complex="bold"/>
    </style:style>
    <style:style style:name="P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1" fo:font-size="10pt" fo:language="en" fo:country="US" style:font-size-asian="10pt" style:font-size-complex="10pt"/>
    </style:style>
    <style:style style:name="P6" style:family="paragraph" style:parent-style-name="Text_20_body">
      <style:paragraph-properties fo:margin-left="1.251cm" fo:margin-right="0cm" fo:margin-top="0cm" fo:margin-bottom="0cm" style:contextual-spacing="false" fo:text-indent="0cm" style:auto-text-indent="false"/>
    </style:style>
    <style:style style:name="P7" style:family="paragraph" style:parent-style-name="Text_20_body">
      <style:paragraph-properties fo:margin-left="1.251cm" fo:margin-right="0cm" fo:margin-top="0cm" fo:margin-bottom="0cm" style:contextual-spacing="false" fo:text-indent="0cm" style:auto-text-indent="false"/>
      <style:text-properties style:font-name="Arial1"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Arial1" fo:font-size="10pt" style:font-size-asian="10pt" style:font-size-complex="10pt"/>
    </style:style>
    <style:style style:name="P9" style:family="paragraph" style:parent-style-name="Text_20_body">
      <style:paragraph-properties fo:margin-left="0cm" fo:margin-right="0cm" fo:text-indent="0cm" style:auto-text-indent="false"/>
      <style:text-properties style:font-name="Arial1" fo:font-size="10pt" style:font-size-asian="10pt" style:font-size-complex="10pt"/>
    </style:style>
    <style:style style:name="P10" style:family="paragraph" style:parent-style-name="Text_20_body">
      <style:paragraph-properties fo:margin-left="0.635cm" fo:margin-right="0cm" fo:text-indent="0cm" style:auto-text-indent="false"/>
      <style:text-properties style:font-name="Arial1" fo:font-size="10pt" style:font-size-asian="10pt" style:font-size-complex="10pt"/>
    </style:style>
    <style:style style:name="P11" style:family="paragraph" style:parent-style-name="Text_20_body">
      <style:paragraph-properties fo:text-align="justify" style:justify-single-word="false"/>
      <style:text-properties style:font-name="Arial1" fo:font-size="10pt" style:font-size-asian="10pt" style:font-size-complex="10pt"/>
    </style:style>
    <style:style style:name="P12" style:family="paragraph" style:parent-style-name="Preformatted_20_Text">
      <style:paragraph-properties fo:margin-top="0cm" fo:margin-bottom="0.499cm" style:contextual-spacing="false"/>
      <style:text-properties style:font-name="Arial1" fo:font-size="10pt" style:font-name-asian="NSimSun" style:font-size-asian="10pt" style:font-name-complex="Courier New" style:font-size-complex="10pt"/>
    </style:style>
    <style:style style:name="P13" style:family="paragraph" style:parent-style-name="Table_20_Contents">
      <style:text-properties style:font-name="Arial1" fo:font-size="10pt" style:font-name-asian="NSimSun" style:font-size-asian="10pt" style:font-name-complex="Courier New" style:font-size-complex="10pt"/>
    </style:style>
    <style:style style:name="P14" style:family="paragraph" style:parent-style-name="Preformatted_20_Text">
      <style:text-properties style:font-name="Arial1"/>
    </style:style>
    <style:style style:name="P15" style:family="paragraph" style:parent-style-name="Text_20_body">
      <style:paragraph-properties fo:margin-left="0cm" fo:margin-right="0cm" fo:margin-top="0cm" fo:margin-bottom="0cm" style:contextual-spacing="false" fo:text-indent="0cm" style:auto-text-indent="false"/>
      <style:text-properties fo:color="#003366" loext:opacity="100%"/>
    </style:style>
    <style:style style:name="P16" style:family="paragraph" style:parent-style-name="Standard">
      <style:paragraph-properties fo:margin-left="0cm" fo:margin-right="0cm" fo:text-indent="0cm" style:auto-text-indent="false"/>
    </style:style>
    <style:style style:name="P17" style:family="paragraph" style:parent-style-name="Table_20_Contents">
      <style:text-properties style:font-name="Courier New" fo:font-size="10pt" style:font-name-asian="NSimSun" style:font-size-asian="10pt" style:font-name-complex="Courier New" style:font-size-complex="10pt"/>
    </style:style>
    <style:style style:name="P18" style:family="paragraph" style:parent-style-name="Text_20_body">
      <style:paragraph-properties fo:margin-left="1.251cm" fo:margin-right="0cm" fo:margin-top="0cm" fo:margin-bottom="0cm" style:contextual-spacing="false" fo:text-align="justify" style:justify-single-word="false" fo:text-indent="0cm" style:auto-text-indent="false"/>
    </style:style>
    <style:style style:name="P19" style:family="paragraph" style:parent-style-name="Preformatted_20_Text" style:list-style-name="L1"/>
    <style:style style:name="P20" style:family="paragraph" style:parent-style-name="Preformatted_20_Text" style:list-style-name="L1">
      <style:text-properties style:font-name="Arial1"/>
    </style:style>
    <style:style style:name="P21" style:family="paragraph" style:parent-style-name="Preformatted_20_Text" style:list-style-name="L1">
      <style:text-properties style:font-name="Arial1" officeooo:paragraph-rsid="0027c333"/>
    </style:style>
    <style:style style:name="P22" style:family="paragraph" style:parent-style-name="Preformatted_20_Text" style:list-style-name="L2">
      <style:text-properties style:font-name="Arial1" fo:font-size="10pt" style:font-size-asian="10pt" style:font-size-complex="10pt"/>
    </style:style>
    <style:style style:name="P23" style:family="paragraph" style:parent-style-name="Preformatted_20_Text" style:list-style-name="L2">
      <style:text-properties style:font-name="Arial1" fo:font-size="10pt" officeooo:paragraph-rsid="0027c333" style:font-size-asian="10pt" style:font-size-complex="10pt"/>
    </style:style>
    <style:style style:name="P24" style:family="paragraph" style:parent-style-name="Preformatted_20_Text" style:list-style-name="L2">
      <style:paragraph-properties fo:margin-top="0cm" fo:margin-bottom="0.499cm" style:contextual-spacing="false"/>
      <style:text-properties style:font-name="Arial1" fo:font-size="10pt" style:font-name-asian="NSimSun" style:font-size-asian="10pt" style:font-name-complex="Courier New" style:font-size-complex="10pt"/>
    </style:style>
    <style:style style:name="P25" style:family="paragraph" style:parent-style-name="Preformatted_20_Text" style:list-style-name="L2">
      <style:text-properties style:font-name="Arial1" fo:font-size="10pt" officeooo:paragraph-rsid="0027c333" style:font-name-asian="NSimSun" style:font-size-asian="10pt" style:font-name-complex="Courier New" style:font-size-complex="10pt"/>
    </style:style>
    <style:style style:name="P26" style:family="paragraph" style:parent-style-name="Preformatted_20_Text">
      <style:text-properties style:font-name="Arial1" officeooo:paragraph-rsid="0027c333"/>
    </style:style>
    <style:style style:name="P27" style:family="paragraph" style:parent-style-name="Preformatted_20_Text">
      <style:text-properties style:font-name="Arial1" officeooo:rsid="0027c333" officeooo:paragraph-rsid="0027c333"/>
    </style:style>
    <style:style style:name="P28" style:family="paragraph" style:parent-style-name="Preformatted_20_Text" style:list-style-name="L2"/>
    <style:style style:name="P29" style:family="paragraph" style:parent-style-name="Preformatted_20_Text">
      <style:text-properties fo:color="#f10d0c" loext:opacity="100%" style:font-name="Arial1"/>
    </style:style>
    <style:style style:name="P30" style:family="paragraph" style:parent-style-name="Preformatted_20_Text">
      <style:text-properties fo:color="#f10d0c" loext:opacity="100%" style:font-name="Arial1" fo:font-size="10pt" style:font-size-asian="10pt" style:font-size-complex="10pt"/>
    </style:style>
    <style:style style:name="P31" style:family="paragraph" style:parent-style-name="Preformatted_20_Text">
      <style:text-properties fo:color="#f10d0c" loext:opacity="100%" style:font-name="Arial1" fo:font-size="10pt" officeooo:paragraph-rsid="0027c333" style:font-size-asian="10pt" style:font-size-complex="10pt"/>
    </style:style>
    <style:style style:name="P32" style:family="paragraph" style:parent-style-name="Preformatted_20_Text">
      <style:text-properties fo:color="#f10d0c" loext:opacity="100%" style:font-name="Arial1" fo:font-size="10pt" officeooo:rsid="0027c333" officeooo:paragraph-rsid="0027c333" style:font-size-asian="10pt" style:font-size-complex="10pt"/>
    </style:style>
    <style:style style:name="P33" style:family="paragraph" style:parent-style-name="Preformatted_20_Text">
      <style:text-properties fo:color="#f10d0c" loext:opacity="100%" style:font-name="Arial1" fo:font-size="10pt" officeooo:rsid="0027c333" officeooo:paragraph-rsid="0027c333" style:font-name-asian="NSimSun" style:font-size-asian="10pt" style:font-name-complex="Courier New" style:font-size-complex="10pt"/>
    </style:style>
    <style:style style:name="P34" style:family="paragraph" style:parent-style-name="Standard" style:list-style-name="L2">
      <style:text-properties style:font-name="Arial1" fo:font-size="10pt" style:font-size-asian="10pt" style:font-size-complex="10pt"/>
    </style:style>
    <style:style style:name="P35" style:family="paragraph" style:parent-style-name="Standard">
      <style:paragraph-properties fo:text-align="justify" style:justify-single-word="false"/>
      <style:text-properties style:font-name="Arial1" fo:font-size="10pt" style:font-size-asian="10pt" style:font-size-complex="10pt"/>
    </style:style>
    <style:style style:name="P36" style:family="paragraph" style:parent-style-name="Standard">
      <style:text-properties fo:color="#f10d0c" loext:opacity="100%"/>
    </style:style>
    <style:style style:name="P37" style:family="paragraph" style:parent-style-name="Standard">
      <style:text-properties fo:color="#f10d0c" loext:opacity="100%" officeooo:paragraph-rsid="002762db"/>
    </style:style>
    <style:style style:name="P38" style:family="paragraph" style:parent-style-name="Standard">
      <style:text-properties fo:color="#f10d0c" loext:opacity="100%" officeooo:rsid="002762db" officeooo:paragraph-rsid="002762db"/>
    </style:style>
    <style:style style:name="P39" style:family="paragraph" style:parent-style-name="Standard">
      <style:paragraph-properties fo:text-align="justify" style:justify-single-word="false"/>
      <style:text-properties fo:color="#f10d0c" loext:opacity="100%" style:font-name="Arial1" fo:font-size="10pt" style:font-size-asian="10pt" style:font-size-complex="10pt"/>
    </style:style>
    <style:style style:name="P40" style:family="paragraph" style:parent-style-name="Text_20_body" style:list-style-name="L3">
      <style:paragraph-properties fo:margin-top="0cm" fo:margin-bottom="0cm" style:contextual-spacing="false" fo:text-align="justify" style:justify-single-word="false"/>
      <style:text-properties style:font-name="Arial1" fo:font-size="10pt" style:font-size-asian="10pt" style:font-size-complex="10pt"/>
    </style:style>
    <style:style style:name="P41" style:family="paragraph" style:parent-style-name="Text_20_body" style:list-style-name="L3">
      <style:paragraph-properties fo:text-align="justify" style:justify-single-word="false"/>
      <style:text-properties style:font-name="Arial1" fo:font-size="10pt" style:font-size-asian="10pt" style:font-size-complex="10pt"/>
    </style:style>
    <style:style style:name="P42" style:family="paragraph" style:parent-style-name="Text_20_body">
      <style:paragraph-properties fo:margin-left="1.251cm" fo:margin-right="0cm" fo:margin-top="0cm" fo:margin-bottom="0cm" style:contextual-spacing="false" fo:text-indent="0cm" style:auto-text-indent="false"/>
      <style:text-properties style:font-name="Arial1" fo:font-size="10pt" style:font-size-asian="10pt" style:font-size-complex="10pt"/>
    </style:style>
    <style:style style:name="P43" style:family="paragraph" style:parent-style-name="Text_20_body">
      <style:paragraph-properties fo:margin-left="1.251cm" fo:margin-right="0cm" fo:margin-top="0cm" fo:margin-bottom="0cm" style:contextual-spacing="false" fo:text-indent="0cm" style:auto-text-indent="false"/>
      <style:text-properties style:font-name="Arial1" fo:font-size="10pt" officeooo:paragraph-rsid="002762db" style:font-size-asian="10pt" style:font-size-complex="10pt"/>
    </style:style>
    <style:style style:name="P44" style:family="paragraph" style:parent-style-name="Text_20_body">
      <style:paragraph-properties fo:margin-left="1.251cm" fo:margin-right="0cm" fo:margin-top="0cm" fo:margin-bottom="0cm" style:contextual-spacing="false" fo:text-indent="0cm" style:auto-text-indent="false"/>
      <style:text-properties style:font-name="Arial1" fo:font-size="10pt" officeooo:rsid="0027c333" officeooo:paragraph-rsid="0027c333" style:font-size-asian="10pt" style:font-size-complex="10pt"/>
    </style:style>
    <style:style style:name="P4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1" fo:font-size="10pt" style:font-size-asian="10pt" style:font-size-complex="10pt"/>
    </style:style>
    <style:style style:name="P4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1" fo:font-size="10pt" officeooo:paragraph-rsid="0025a76f" style:font-size-asian="10pt" style:font-size-complex="10pt"/>
    </style:style>
    <style:style style:name="P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1" fo:font-size="10pt" officeooo:paragraph-rsid="002762db" style:font-size-asian="10pt" style:font-size-complex="10pt"/>
    </style:style>
    <style:style style:name="P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1" fo:font-size="10pt" fo:language="en" fo:country="US" style:font-size-asian="10pt" style:font-size-complex="10pt"/>
    </style:style>
    <style:style style:name="P49"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style:font-size-asian="10pt" style:font-size-complex="10pt"/>
    </style:style>
    <style:style style:name="P50"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officeooo:paragraph-rsid="0023c0f9" style:font-size-asian="10pt" style:font-size-complex="10pt"/>
    </style:style>
    <style:style style:name="P51"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officeooo:paragraph-rsid="0025a76f" style:font-size-asian="10pt" style:font-size-complex="10pt"/>
    </style:style>
    <style:style style:name="P52"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officeooo:rsid="0023c0f9" officeooo:paragraph-rsid="0023c0f9" style:font-size-asian="10pt" style:font-size-complex="10pt"/>
    </style:style>
    <style:style style:name="P53"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fo:language="en" fo:country="US" officeooo:rsid="0023c0f9" officeooo:paragraph-rsid="0023c0f9" style:font-size-asian="10pt" style:font-size-complex="10pt"/>
    </style:style>
    <style:style style:name="P54"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f10d0c" loext:opacity="100%" style:font-name="Arial1" fo:font-size="10pt" fo:language="en" fo:country="US" officeooo:rsid="0023c0f9" officeooo:paragraph-rsid="0025a76f" style:font-size-asian="10pt" style:font-size-complex="10pt"/>
    </style:style>
    <style:style style:name="T1" style:family="text">
      <style:text-properties style:font-name="Arial1"/>
    </style:style>
    <style:style style:name="T2" style:family="text">
      <style:text-properties fo:font-weight="bold" style:font-weight-asian="bold" style:font-weight-complex="bold"/>
    </style:style>
    <style:style style:name="T3" style:family="text">
      <style:text-properties fo:color="#000000" loext:opacity="100%" style:font-name="Arial1" fo:font-size="10pt" style:font-size-asian="10pt" style:font-size-complex="10pt"/>
    </style:style>
    <style:style style:name="T4" style:family="text">
      <style:text-properties fo:color="#000000" loext:opacity="100%" style:font-name="Arial1" fo:font-size="10pt" officeooo:rsid="0020d190" style:font-size-asian="10pt" style:font-size-complex="10pt"/>
    </style:style>
    <style:style style:name="T5" style:family="text">
      <style:text-properties officeooo:rsid="0023c0f9"/>
    </style:style>
    <style:style style:name="T6" style:family="text">
      <style:text-properties officeooo:rsid="0025a76f"/>
    </style:style>
    <style:style style:name="T7" style:family="text">
      <style:text-properties fo:color="#f10d0c" loext:opacity="100%"/>
    </style:style>
    <style:style style:name="T8" style:family="text">
      <style:text-properties fo:color="#f10d0c" loext:opacity="100%" officeooo:rsid="0025a76f"/>
    </style:style>
    <style:style style:name="T9" style:family="text">
      <style:text-properties fo:color="#f10d0c" loext:opacity="100%" fo:language="en" fo:country="US"/>
    </style:style>
    <style:style style:name="T10" style:family="text">
      <style:text-properties fo:color="#f10d0c" loext:opacity="100%" fo:language="en" fo:country="US" officeooo:rsid="0025a76f"/>
    </style:style>
    <style:style style:name="T11" style:family="text">
      <style:text-properties fo:color="#f10d0c" loext:opacity="100%" officeooo:rsid="002762db"/>
    </style:style>
    <style:style style:name="T12" style:family="text">
      <style:text-properties fo:color="#f10d0c" loext:opacity="100%" officeooo:rsid="0027c333"/>
    </style:style>
    <style:style style:name="T13" style:family="text">
      <style:text-properties officeooo:rsid="002762db"/>
    </style:style>
    <style:style style:name="T14" style:family="text">
      <style:text-properties officeooo:rsid="0027c333"/>
    </style:style>
    <style:style style:name="T15" style:family="text">
      <style:text-properties style:font-name-asian="NSimSun" style:font-name-complex="Courier New"/>
    </style:style>
    <style:style style:name="T16" style:family="text">
      <style:text-properties officeooo:rsid="0027c333" style:font-name-asian="NSimSun" style:font-name-complex="Courier New"/>
    </style:style>
    <style:style style:name="T17" style:family="text">
      <style:text-properties officeooo:rsid="00287d28" style:font-name-asian="NSimSun" style:font-name-complex="Courier New"/>
    </style:style>
    <style:style style:name="T18" style:family="text">
      <style:text-properties style:font-name="Arial"/>
    </style:style>
    <style:style style:name="T19" style:family="text">
      <style:text-properties officeooo:rsid="00287d28"/>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DTDs SIN ATRIBUTOS</text:p>
      <text:p text:style-name="P2"/>
      <text:p text:style-name="P2">1-<text:span text:style-name="T2"> Escribe DTDs para los siguientes:</text:span></text:p>
      <text:p text:style-name="P4"/>
      <text:p text:style-name="P3">a) El elemento raíz XXX puede contener ninguno, uno o varios elementos AAA seguido de exactamente un elemento BBB. El elemento BBB tiene que estar siempre presente. </text:p>
      <text:p text:style-name="P49">&lt;!<text:span text:style-name="T5">DOCTYPE XXX [</text:span></text:p>
      <text:p text:style-name="P49">&lt;!<text:span text:style-name="T5">ELEMENT </text:span><text:span text:style-name="T6">XXX</text:span><text:span text:style-name="T5"> (AAA*, BBB)&gt;</text:span></text:p>
      <text:p text:style-name="P49">&lt;!<text:span text:style-name="T5">ELEMENT </text:span><text:span text:style-name="T6">AAA</text:span><text:span text:style-name="T5"> EMPTY&gt;</text:span></text:p>
      <text:p text:style-name="P49">&lt;!<text:span text:style-name="T5">ELEMENT </text:span><text:span text:style-name="T6">BBB</text:span><text:span text:style-name="T5"> (#PCDATA)&gt;</text:span></text:p>
      <text:p text:style-name="P52">]&gt;</text:p>
      <text:p text:style-name="P3"/>
      <text:p text:style-name="P18"><text:span text:style-name="T3">b) <text:s/>El elemento raíz XXX puede contener un elemento AAA seguido de exactamente un elemento BBB. El elemento BBB </text:span><text:span text:style-name="T4">puede aparecer <text:s/>(una vez) o no.</text:span><text:span text:style-name="T3"> </text:span></text:p>
      <text:p text:style-name="P50">&lt;!<text:span text:style-name="T5">DOCTYPE XXX [</text:span></text:p>
      <text:p text:style-name="P50">&lt;!<text:span text:style-name="T5">ELEMENT </text:span><text:span text:style-name="T6">XXX</text:span><text:span text:style-name="T5"> (AAA?, BBB?)&gt;</text:span></text:p>
      <text:p text:style-name="P50">&lt;!<text:span text:style-name="T5">ELEMENT </text:span><text:span text:style-name="T6">AAA</text:span><text:span text:style-name="T5"> EMPTY&gt;</text:span></text:p>
      <text:p text:style-name="P50">&lt;!<text:span text:style-name="T5">ELEMENT </text:span><text:span text:style-name="T6">BBB</text:span><text:span text:style-name="T5"> (#PCDATA)&gt;</text:span></text:p>
      <text:p text:style-name="P52">]&gt;</text:p>
      <text:p text:style-name="P3">c)El elemento raíz XXX puede contener un elemento AAA seguido de uno o más elementos BBB. El elemento AAA puede contener un elemento CCC, y varios elementos DDD. El elemento BBB tiene que contener, exactamente, un elemento CCC y un elemento DDD: </text:p>
      <text:p text:style-name="P3">Los elementos en AAA no son obligatorios: </text:p>
      <text:p text:style-name="P50">&lt;!<text:span text:style-name="T5">DOCTYPE XXX [</text:span></text:p>
      <text:p text:style-name="P50">&lt;!<text:span text:style-name="T5">ELEMENT XXX (AAA?, BBB+)&gt;</text:span></text:p>
      <text:p text:style-name="P50">&lt;!<text:span text:style-name="T5">ELEMENT AAA (CCC?, DDD</text:span><text:span text:style-name="T6">+</text:span><text:span text:style-name="T5">)&gt;</text:span></text:p>
      <text:p text:style-name="P50">&lt;!<text:span text:style-name="T5">ELEMENT BBB (CCC, DDD)&gt;</text:span></text:p>
      <text:p text:style-name="P50">&lt;!<text:span text:style-name="T5">ELEMENT CCC EMPTY&gt;</text:span></text:p>
      <text:p text:style-name="P50">&lt;!ELEMENT DDD (#PCDATA)&gt;</text:p>
      <text:p text:style-name="P53">]&gt;</text:p>
      <text:p text:style-name="P3">d) El elemento raíz XXX debe contener un elemento AAA seguido de un elemento BBB. El elemento AAA tiene que contener un elemento CCC seguido de un elemento DDD. El elemento BBB tiene que contener bien un elemento CCC o bien un elemento DDD:</text:p>
      <text:p text:style-name="P51">&lt;!<text:span text:style-name="T5">DOCTYPE XXX [</text:span></text:p>
      <text:p text:style-name="P51">&lt;!<text:span text:style-name="T5">ELEMENT XXX (AAA, BBB)&gt;</text:span></text:p>
      <text:p text:style-name="P51">&lt;!<text:span text:style-name="T5">ELEMENT AAA (CCC, DDD)&gt;</text:span></text:p>
      <text:p text:style-name="P51">&lt;!<text:span text:style-name="T5">ELEMENT BBB (CCC </text:span><text:span text:style-name="T6">|</text:span><text:span text:style-name="T5"> DDD)&gt;</text:span></text:p>
      <text:p text:style-name="P51">&lt;!<text:span text:style-name="T5">ELEMENT CCC EMPTY&gt;</text:span></text:p>
      <text:p text:style-name="P51">&lt;!ELEMENT DDD (#PCDATA)&gt;</text:p>
      <text:p text:style-name="P54">]&gt;</text:p>
      <text:p text:style-name="P3"/>
      <text:p text:style-name="P46">e) El elemento AAA puede contener o bien BBB o CCC. Por otro lado el elemento BBB puede contener cualquier combinación de texto y elementos CCC.: </text:p>
      <text:p text:style-name="P46"><text:span text:style-name="T9">&lt;!</text:span><text:span text:style-name="T10">DOCTYPE AAA [</text:span></text:p>
      <text:p text:style-name="P5"><text:span text:style-name="T8"><text:tab/>&lt;!ELEMENT AAA (BBB | CCC)&gt;</text:span></text:p>
      <text:p text:style-name="P5"><text:span text:style-name="T8"><text:tab/>&lt;!ELEMENT BBB </text:span><text:span text:style-name="T11">ANY</text:span><text:span text:style-name="T8">&gt;</text:span></text:p>
      <text:p text:style-name="P5"><text:span text:style-name="T8"><text:tab/>&lt;!ELEMENT CCC ...&gt;</text:span></text:p>
      <text:p text:style-name="P5"><text:span text:style-name="T8"><text:tab/>]&gt;</text:span></text:p>
      <text:p text:style-name="P5"/>
      <text:p text:style-name="P47"><text:s text:c="4"/></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oft-page-break/><text:span text:style-name="T2"><text:s text:c="2"/>Escribe DTDs para:</text:span></text:p>
      <text:p text:style-name="P15"/>
      <text:p text:style-name="P15">2-</text:p>
      <table:table table:name="Tabla1" table:style-name="Tabla1">
        <table:table-column table:style-name="Tabla1.A"/>
        <table:table-row>
          <table:table-cell table:style-name="Tabla1.A1" office:value-type="string">
            <text:p text:style-name="P7"><text:span text:style-name="T7">&lt;!</text:span><text:span text:style-name="T11">DOCTYPE valores[</text:span></text:p>
            <text:p text:style-name="P7"><text:span text:style-name="T11">&lt;!ELEMENT valores (accion)&gt;</text:span></text:p>
            <text:p text:style-name="P7"><text:span text:style-name="T11">&lt;!ELEMENT accion (mercado, mercadoabierto)&gt;</text:span></text:p>
            <text:p text:style-name="P7"><text:span text:style-name="T11">&lt;!ELEMENT mercado (#PCDATA)&gt;</text:span></text:p>
            <text:p text:style-name="P43"><text:span text:style-name="T11">&lt;!ELEMENT mercadoabierto (#PCDATA)&gt;</text:span></text:p>
            <text:p text:style-name="P44"><text:span text:style-name="T11">]&gt;</text:span></text:p>
            <text:p text:style-name="P7">&lt;valores&gt; </text:p>
            <text:p text:style-name="P7">&lt;accion&gt; </text:p>
            <text:p text:style-name="P7">&lt;mercado&gt; Madrid &lt;/mercado&gt; </text:p>
            <text:p text:style-name="P7">&lt;mercadoabierto&gt; Si &lt;/mercadoabierto&gt; </text:p>
            <text:p text:style-name="P7">&lt;/accion&gt; </text:p>
            <text:p text:style-name="P8">&lt;/valores&gt; </text:p>
          </table:table-cell>
        </table:table-row>
      </table:table>
      <text:p text:style-name="P6"/>
      <text:p text:style-name="P16">3-</text:p>
      <table:table table:name="Tabla2" table:style-name="Tabla2">
        <table:table-column table:style-name="Tabla2.A"/>
        <table:table-row>
          <table:table-cell table:style-name="Tabla2.A1" office:value-type="string">
            <text:p text:style-name="P36">&lt;!<text:span text:style-name="T13">DOCTYPE agenda[</text:span></text:p>
            <text:p text:style-name="P36">&lt;!<text:span text:style-name="T13">ELEMENT agenda (persona+)&gt;</text:span></text:p>
            <text:p text:style-name="P37">&lt;!<text:span text:style-name="T13">ELEMENT persona (nombre, tlf)&gt;</text:span></text:p>
            <text:p text:style-name="P37">&lt;!<text:span text:style-name="T13">ELEMENT nombre (#PCDATA)&gt;</text:span></text:p>
            <text:p text:style-name="P37">&lt;!<text:span text:style-name="T13">ELEMENT tlf (#PCDATA)&gt;</text:span></text:p>
            <text:p text:style-name="P38">]&gt;</text:p>
            <text:p text:style-name="P10"><text:s/>&lt;agenda&gt;</text:p>
            <text:p text:style-name="P10"><text:s text:c="3"/>&lt;persona&gt;</text:p>
            <text:p text:style-name="P9"><text:s text:c="13"/>&lt;nombre&gt;Ricardo Borriquero&lt;/nombre&gt;</text:p>
            <text:p text:style-name="P10"><text:s text:c="7"/>&lt;tlf&gt;951345678&lt;/tlf&gt;</text:p>
            <text:p text:style-name="P10"><text:s text:c="4"/>&lt;/persona&gt;</text:p>
            <text:p text:style-name="P10"><text:s text:c="2"/>&lt;persona&gt;</text:p>
            <text:p text:style-name="P10"><text:s text:c="4"/>&lt;nombre&gt;Eva Risto&lt;/nombre&gt;</text:p>
            <text:p text:style-name="P10"><text:s text:c="5"/>&lt;tlf&gt;955837659&lt;/tlf&gt;</text:p>
            <text:p text:style-name="P10"><text:s text:c="2"/>&lt;/persona&gt;</text:p>
            <text:p text:style-name="P10"><text:s text:c="2"/>&lt;/agenda&g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4-</text:p>
      <table:table table:name="Tabla3" table:style-name="Tabla3">
        <table:table-column table:style-name="Tabla3.A"/>
        <table:table-row table:style-name="Tabla3.1">
          <table:table-cell table:style-name="Tabla3.A1" office:value-type="string">
            <text:p text:style-name="P29">&lt;!<text:span text:style-name="T13">DOCTYPE citas [</text:span></text:p>
            <text:p text:style-name="P26"><text:span text:style-name="T7">&lt;!</text:span><text:span text:style-name="T11">ELEMENT citas </text:span><text:span text:style-name="T12">(cita+)&gt;</text:span></text:p>
            <text:p text:style-name="P26"><text:span text:style-name="T12">&lt;!</text:span><text:span text:style-name="T11">ELEMENT cita </text:span><text:span text:style-name="T12">(autor, fechas, texto)&gt;</text:span></text:p>
            <text:p text:style-name="P26"><text:span text:style-name="T12">&lt;!</text:span><text:span text:style-name="T11">ELEMENT </text:span><text:span text:style-name="T12">autor</text:span><text:span text:style-name="T11"> </text:span><text:span text:style-name="T12">(#PCDATA)&gt;</text:span></text:p>
            <text:p text:style-name="P26"><text:span text:style-name="T12">&lt;!</text:span><text:span text:style-name="T11">ELEMENT </text:span><text:span text:style-name="T12">fechas</text:span><text:span text:style-name="T11"> </text:span><text:span text:style-name="T12">(#PCDATA)&gt;</text:span></text:p>
            <text:p text:style-name="P26"><text:span text:style-name="T12">&lt;!</text:span><text:span text:style-name="T11">ELEMENT </text:span><text:span text:style-name="T12">texto</text:span><text:span text:style-name="T11"> </text:span><text:span text:style-name="T12">(#PCDATA)&gt;</text:span></text:p>
            <text:p text:style-name="P27"><text:span text:style-name="T12">]&gt;</text:span></text:p>
            <text:p text:style-name="P26"><text:span text:style-name="T11"><text:s text:c="3"/></text:span>&lt;citas&gt;</text:p>
            <text:list xml:id="list318690797" text:style-name="L1">
              <text:list-header>
                <text:p text:style-name="P20">&lt;cita&gt;</text:p>
                <text:p text:style-name="P20"><text:s text:c="4"/>&lt;autor&gt;Groucho Marx&lt;/autor&gt;</text:p>
                <text:p text:style-name="P20"><text:s text:c="4"/>&lt;fechas&gt;1890 - 1977&lt;/fechas&gt;</text:p>
                <text:p text:style-name="P20"><text:s text:c="4"/>&lt;texto&gt;No reírse de nada es de tontos, reírse de todo es de estúpidos.&lt;/texto&gt;</text:p>
                <text:p text:style-name="P20"><text:s text:c="2"/>&lt;/cita&gt;</text:p>
                <text:p text:style-name="P20"><text:s text:c="2"/>&lt;cita&gt;</text:p>
                <text:p text:style-name="P20"><text:s text:c="4"/>&lt;autor&gt;Isaac Asimov&lt;/autor&gt;</text:p>
                <text:p text:style-name="P20"><text:s text:c="4"/>&lt;fechas&gt;1920 - 1992&lt;/fechas&gt;</text:p>
                <text:p text:style-name="P20"><text:s text:c="4"/>&lt;texto&gt;La primera ley de la dietética parece ser: si está bueno, es malo para usted.&lt;/texto&gt;</text:p>
                <text:p text:style-name="P20"><text:s text:c="2"/>&lt;/cita&gt;</text:p>
                <text:p text:style-name="P20"><text:s text:c="2"/>&lt;cita&gt;</text:p>
                <text:p text:style-name="P20"><text:s text:c="4"/>&lt;autor&gt;Will Rogers&lt;/autor&gt;</text:p>
                <text:p text:style-name="P20"><text:s text:c="4"/>&lt;fechas&gt;1879 - 1935&lt;/fechas&gt;</text:p>
                <text:p text:style-name="P20"><text:s text:c="4"/>&lt;texto&gt;Todo ha cambiado. La gente se toma a los humoristas en serio y a los políticos en broma.&lt;/texto&gt;</text:p>
                <text:p text:style-name="P21"><text:s text:c="2"/>&lt;/cita&gt;</text:p>
              </text:list-header>
            </text:list>
            <text:p text:style-name="P26"><text:s text:c="3"/>&lt;/citas&gt;</text:p>
          </table:table-cell>
        </table:table-row>
      </table:table>
      <text:list xml:id="list112724764517078" text:continue-numbering="true" text:style-name="L1">
        <text:list-header>
          <text:p text:style-name="P19"/>
        </text:list-header>
      </text:list>
      <text:list xml:id="list1510518474" text:style-name="L2">
        <text:list-header>
          <text:p text:style-name="P28"/>
        </text:list-header>
      </text:list>
      <text:p text:style-name="Preformatted_20_Text">5-</text:p>
      <table:table table:name="Tabla4" table:style-name="Tabla4">
        <table:table-column table:style-name="Tabla4.A"/>
        <table:table-row>
          <table:table-cell table:style-name="Tabla4.A1" office:value-type="string">
            <text:p text:style-name="P30">&lt;!<text:span text:style-name="T14">DOCTYPE libros [</text:span></text:p>
            <text:p text:style-name="P30">&lt;!<text:span text:style-name="T14">ELEMENT libros (libro+)&gt;</text:span></text:p>
            <text:p text:style-name="P30">&lt;!<text:span text:style-name="T14">ELEMENT libro (t</text:span><text:span text:style-name="T16">itulo, </text:span><text:span text:style-name="T17">(</text:span><text:span text:style-name="T16">informatica | electronica</text:span><text:span text:style-name="T17">))</text:span><text:span text:style-name="T16">&gt;</text:span></text:p>
            <text:p text:style-name="P31"><text:span text:style-name="T16">&lt;!ELEMENT titulo (#PCDATA)&gt;</text:span></text:p>
            <text:p text:style-name="P31"><text:span text:style-name="T16">&lt;!ELEMENT informatica </text:span><text:span text:style-name="T17">EMPTY</text:span><text:span text:style-name="T16">&gt;</text:span></text:p>
            <text:p text:style-name="P31"><text:span text:style-name="T16">&lt;!ELEMENT electronica </text:span><text:span text:style-name="T17">EMPTY</text:span><text:span text:style-name="T16">&gt;</text:span></text:p>
            <text:p text:style-name="P32"><text:span text:style-name="T16">]&gt;</text:span></text:p>
            <text:list xml:id="list112723003520290" text:continue-numbering="true" text:style-name="L2">
              <text:list-header>
                <text:p text:style-name="P22">&lt;libros&gt;</text:p>
                <text:p text:style-name="P22"><text:s text:c="2"/>&lt;libro&gt;</text:p>
                <text:p text:style-name="P22"><text:s text:c="4"/>&lt;titulo&gt; <text:s text:c="4"/>&lt;/titulo&gt;</text:p>
                <text:p text:style-name="P22"><text:s text:c="4"/>&lt;informatica/&gt;</text:p>
                <text:p text:style-name="P22"><text:s text:c="2"/>&lt;/libro&gt;</text:p>
                <text:p text:style-name="P34"><text:s/>&lt;libro&gt;</text:p>
                <text:p text:style-name="P22"><text:s text:c="3"/>&lt;titulo&gt; <text:s text:c="4"/>&lt;/titulo&gt;</text:p>
                <text:p text:style-name="P22"><text:s text:c="4"/>&lt;electronica/&gt;</text:p>
                <text:p text:style-name="P23"><text:s text:c="2"/>&lt;/libro&gt;</text:p>
                <text:p text:style-name="P25">&lt;/libros&gt;</text:p>
              </text:list-header>
            </text:list>
          </table:table-cell>
        </table:table-row>
      </table:table>
      <text:p text:style-name="Preformatted_20_Text"/>
      <text:list xml:id="list112723543644495" text:continue-numbering="true" text:style-name="L2">
        <text:list-header>
          <text:p text:style-name="P28"><text:s text:c="2"/></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text:p>
      <table:table table:name="Tabla5" table:style-name="Tabla5">
        <table:table-column table:style-name="Tabla5.A"/>
        <table:table-row>
          <table:table-cell table:style-name="Tabla5.A1" office:value-type="string">
            <text:p text:style-name="P32">&lt;!DOCTYPE contabilidad [</text:p>
            <text:p text:style-name="P32">&lt;!ELEMENT contabilidad (notas+)&gt;</text:p>
            <text:p text:style-name="P32">&lt;!ELEMENT notas (<text:span text:style-name="T19">(</text:span>ingreso | gasto<text:span text:style-name="T19">)</text:span>, fecha, cantidad, concepto)&gt;</text:p>
            <text:p text:style-name="P32"><text:span text:style-name="T15">&lt;!ELEMENT ingreso EMPTY&gt;</text:span></text:p>
            <text:p text:style-name="P32"><text:span text:style-name="T15">&lt;!ELEMENT gasto EMPTY&gt;</text:span></text:p>
            <text:p text:style-name="P32"><text:span text:style-name="T15">&lt;!ELEMENT fecha (#PCDATA)&gt;</text:span></text:p>
            <text:p text:style-name="P32"><text:span text:style-name="T15">&lt;!ELEMENT cantidad (#PCDATA)&gt;</text:span></text:p>
            <text:p text:style-name="P32"><text:span text:style-name="T15">&lt;!ELEMENT concepto (#PCDATA)&gt;</text:span></text:p>
            <text:p text:style-name="P32"><text:span text:style-name="T15">]&gt;</text:span></text:p>
            <text:list xml:id="list112724032887063" text:continue-numbering="true" text:style-name="L2">
              <text:list-header>
                <text:p text:style-name="P22">&lt;contabilidad&gt;</text:p>
                <text:p text:style-name="P22"><text:s text:c="2"/>&lt;notas&gt;</text:p>
                <text:p text:style-name="P22"><text:s text:c="4"/>&lt;ingreso/&gt;</text:p>
                <text:p text:style-name="P22"><text:s text:c="4"/>&lt;fecha&gt;14 de octubre de 2013&lt;/fecha&gt;</text:p>
                <text:p text:style-name="P22"><text:s text:c="4"/>&lt;cantidad&gt;1800 €&lt;/cantidad&gt;</text:p>
                <text:p text:style-name="P22"><text:s text:c="4"/>&lt;concepto&gt;Ventas&lt;/concepto&gt;</text:p>
                <text:p text:style-name="P22"><text:s/>&lt;/notas&gt;</text:p>
                <text:p text:style-name="P22"><text:s text:c="2"/>&lt;notas&gt;</text:p>
                <text:p text:style-name="P22"><text:s text:c="4"/>&lt;gasto/&gt;</text:p>
                <text:p text:style-name="P22"><text:s text:c="4"/>&lt;fecha&gt;11 de febrero de 2013&lt;/fecha&gt;</text:p>
                <text:p text:style-name="P22"><text:s text:c="4"/>&lt;cantidad&gt;44,25 €&lt;/cantidad&gt;</text:p>
                <text:p text:style-name="P22"><text:s text:c="4"/>&lt;concepto&gt;Recibo agua&lt;/concepto&gt;</text:p>
                <text:p text:style-name="P22"><text:s text:c="3"/>&lt;/notas&gt;</text:p>
                <text:p text:style-name="P34">&lt;notas&gt;</text:p>
                <text:p text:style-name="P22"><text:s text:c="4"/>&lt;ingreso/&gt;</text:p>
                <text:p text:style-name="P22"><text:s text:c="4"/>&lt;fecha&gt;12 de octubre de 2013&lt;/fecha&gt;</text:p>
                <text:p text:style-name="P22"><text:s text:c="4"/>&lt;cantidad&gt;18000 €&lt;/cantidad&gt;</text:p>
                <text:p text:style-name="P22"><text:s text:c="4"/>&lt;concepto&gt;Premio lotería&lt;/concepto&gt;</text:p>
                <text:p text:style-name="P22"><text:s/>&lt;/notas&gt;</text:p>
                <text:p text:style-name="P24">&lt;/contabilidad&gt;</text:p>
              </text:list-header>
            </text:list>
          </table:table-cell>
        </table:table-row>
      </table:table>
      <text:p text:style-name="Preformatted_20_Text"/>
      <text:p text:style-name="Preformatted_20_Text"/>
      <text:p text:style-name="Preformatted_20_Text"/>
      <text:p text:style-name="Preformatted_20_Text"/>
      <text:p text:style-name="Preformatted_20_Text">7-</text:p>
      <table:table table:name="Table1" table:style-name="Table1">
        <table:table-column table:style-name="Table1.A"/>
        <table:table-row>
          <table:table-cell table:style-name="Table1.A1" office:value-type="string">
            <text:p text:style-name="P32">&lt;!DOCTYPE clients [</text:p>
            <text:p text:style-name="P32">&lt;!ELEMENT clients (person+)&gt;</text:p>
            <text:p text:style-name="P32">&lt;!ELEMENT person (name, cod?, visa)&gt;</text:p>
            <text:p text:style-name="P32"><text:span text:style-name="T15">&lt;!ELEMENT name (#PCDATA)&gt;</text:span></text:p>
            <text:p text:style-name="P32"><text:span text:style-name="T15">&lt;!ELEMENT cod EMPTY&gt;</text:span></text:p>
            <text:p text:style-name="P32"><text:span text:style-name="T15">&lt;!ELEMENT visa (#PCDATA)&gt;</text:span></text:p>
            <text:p text:style-name="P33">]&gt;</text:p>
            <text:p text:style-name="P13">&lt;clients&gt;<text:line-break/> <text:s text:c="2"/>&lt;person&gt;<text:line-break/> <text:s text:c="7"/>&lt;name&gt; Pedro &lt;/name&gt;</text:p>
            <text:p text:style-name="P13"><text:s text:c="8"/>&lt;cod/&gt;<text:line-break/> <text:s text:c="7"/>&lt;visa&gt; 262323 &lt;/visa&gt;<text:line-break/> <text:s text:c="2"/>&lt;/person&gt;<text:line-break/> <text:s text:c="2"/>&lt;person&gt;<text:line-break/> <text:s text:c="6"/>&lt;name&gt; Homer &lt;/name&gt;<text:line-break/> <text:s text:c="6"/>&lt;visa&gt; 24523 &lt;/visa&gt;<text:line-break/> <text:s text:c="2"/>&lt;/person&gt;<text:line-break/> <text:s text:c="2"/>&lt;person&gt;</text:p>
            <text:p text:style-name="P13"><text:s text:c="8"/>&lt;name&gt; Terrance &lt;/name&gt;</text:p>
            <text:p text:style-name="P17"><text:span text:style-name="T1"><text:s text:c="8"/>&lt;cod/&gt;<text:line-break/> <text:s text:c="7"/>&lt;visa&gt; 24354 &lt;/visa&gt;<text:line-break/> <text:s/>&lt;/person&gt;</text:span><text:line-break/><text:span text:style-name="T18">&lt;/clients&gt; </text:span></text:p>
          </table:table-cell>
        </table:table-row>
      </table:table>
      <text:p text:style-name="Preformatted_20_Text"/>
      <text:p text:style-name="Preformatted_20_Text"/>
      <text:p text:style-name="Preformatted_20_Text"/>
      <text:p text:style-name="Preformatted_20_Text"/>
      <text:p text:style-name="Preformatted_20_Text"><text:soft-page-break/>8-</text:p>
      <table:table table:name="Tabla6" table:style-name="Tabla6">
        <table:table-column table:style-name="Tabla6.A"/>
        <table:table-row>
          <table:table-cell table:style-name="Tabla6.A1" office:value-type="string">
            <text:p text:style-name="P32">&lt;!DOCTYPE lenguajes [</text:p>
            <text:p text:style-name="P32">&lt;!ELEMENT lenguajes (lenguaje+)&gt;</text:p>
            <text:p text:style-name="P32">&lt;!ELEMENT lenguaje (nombre, creador, fecha, <text:span text:style-name="T19">(</text:span>compilado | interpretado<text:span text:style-name="T19">)</text:span>)&gt;</text:p>
            <text:p text:style-name="P32"><text:span text:style-name="T15">&lt;!ELEMENT nombre (#PCDATA)&gt;</text:span></text:p>
            <text:p text:style-name="P32"><text:span text:style-name="T15">&lt;!ELEMENT creador (#PCDATA)&gt;</text:span></text:p>
            <text:p text:style-name="P32"><text:span text:style-name="T15">&lt;!ELEMENT fecha (#PCDATA)&gt;</text:span></text:p>
            <text:p text:style-name="P32"><text:span text:style-name="T15">&lt;!ELEMENT compilado EMPTY&gt;</text:span></text:p>
            <text:p text:style-name="P32"><text:span text:style-name="T15">&lt;!ELEMENT interpretado EMPTY&gt;</text:span></text:p>
            <text:p text:style-name="P32"><text:span text:style-name="T15">]&gt;</text:span></text:p>
            <text:p text:style-name="Preformatted_20_Text">&lt;<text:span text:style-name="T1">lenguajes&gt;</text:span></text:p>
            <text:p text:style-name="P14"><text:s text:c="2"/>&lt;lenguaje&gt;</text:p>
            <text:p text:style-name="P14"><text:s text:c="4"/>&lt;nombre&gt;C&lt;/nombre&gt;</text:p>
            <text:p text:style-name="P14"><text:s text:c="4"/>&lt;creador&gt;Dennis Ritchie&lt;/creador&gt;</text:p>
            <text:p text:style-name="P14"><text:s text:c="4"/>&lt;fecha&gt;1973&lt;/fecha&gt;</text:p>
            <text:p text:style-name="P14"><text:s text:c="4"/>&lt;compilado /&gt;</text:p>
            <text:p text:style-name="P14"><text:s text:c="2"/>&lt;/lenguaje&gt;</text:p>
            <text:p text:style-name="P14"><text:s text:c="2"/>&lt;lenguaje&gt;</text:p>
            <text:p text:style-name="P14"><text:s text:c="4"/>&lt;nombre&gt;Python&lt;/nombre&gt;</text:p>
            <text:p text:style-name="P14"><text:s text:c="4"/>&lt;creador&gt;Guido van Rossum&lt;/creador&gt;</text:p>
            <text:p text:style-name="P14"><text:s text:c="4"/>&lt;fecha&gt;1991&lt;/fecha&gt;</text:p>
            <text:p text:style-name="P14"><text:s text:c="4"/>&lt;interpretado /&gt;</text:p>
            <text:p text:style-name="P14"><text:s text:c="2"/>&lt;/lenguaje&gt;</text:p>
            <text:p text:style-name="P14"><text:s text:c="2"/>&lt;lenguaje&gt;</text:p>
            <text:p text:style-name="P14"><text:s text:c="4"/>&lt;nombre&gt;PHP&lt;/nombre&gt;</text:p>
            <text:p text:style-name="P14"><text:s text:c="4"/>&lt;creador&gt;Rasmus Lerdorf&lt;/creador&gt;</text:p>
            <text:p text:style-name="P14"><text:s text:c="4"/>&lt;fecha&gt;1995&lt;/fecha&gt;</text:p>
            <text:p text:style-name="P14"><text:s text:c="4"/>&lt;interpretado /&gt;</text:p>
            <text:p text:style-name="P14"><text:s text:c="2"/>&lt;/lenguaje&gt;</text:p>
            <text:p text:style-name="P14"><text:s text:c="2"/>&lt;lenguaje&gt;</text:p>
            <text:p text:style-name="P14"><text:s text:c="4"/>&lt;nombre&gt;XSLT&lt;/nombre&gt;</text:p>
            <text:p text:style-name="P14"><text:s text:c="4"/>&lt;creador&gt;James Clark&lt;/creador&gt;</text:p>
            <text:p text:style-name="P14"><text:s text:c="4"/>&lt;fecha&gt;1998&lt;/fecha&gt;</text:p>
            <text:p text:style-name="P14"><text:s text:c="4"/>&lt;interpretado /&gt;</text:p>
            <text:p text:style-name="P14"><text:s text:c="2"/>&lt;/lenguaje&gt;</text:p>
            <text:p text:style-name="P12">&lt;/lenguajes&gt;</text:p>
          </table:table-cell>
        </table:table-row>
      </table:table>
      <text:p text:style-name="Preformatted_20_Text"/>
      <text:p text:style-name="P11">9- Escribe un documento válido que contenga la siguiente información:</text:p>
      <text:list xml:id="list198117507" text:style-name="L3">
        <text:list-item>
          <text:p text:style-name="P40">España es una monarquía, con una superficie de 504.645 km², tiene frontera con Francia y su moneda es el euro y era la peseta. </text:p>
        </text:list-item>
        <text:list-item>
          <text:p text:style-name="P40">Francia es un república , con una superficie de 675.417 km², tiene frontera con España y Suiza y su moneda es el euro y era el franco francés. </text:p>
        </text:list-item>
        <text:list-item>
          <text:p text:style-name="P41">Suiza es un república , con una superficie de 41.290 km², tiene frontera con Francia y su moneda es el franco suizo. </text:p>
        </text:list-item>
      </text:list>
      <text:p text:style-name="P35"/>
      <text:p text:style-name="P39">&lt;?xml version="1.0" encoding="UTF-8"?&gt;</text:p>
      <text:p text:style-name="P39">&lt;!DOCTYPE paises [</text:p>
      <text:p text:style-name="P39">&lt;!ELEMENT paises (pais+)&gt;</text:p>
      <text:p text:style-name="P39">&lt;!ELEMENT pais (nombre, sistemasgobierno, superficie, <text:s/>frontera, <text:s/>moneda, <text:s/>moneda_pa?)&gt;</text:p>
      <text:p text:style-name="P39">&lt;!ELEMENT nombre (#PCDATA)&gt;</text:p>
      <text:p text:style-name="P39">&lt;!ELEMENT sistemasgobierno (#PCDATA)&gt;</text:p>
      <text:p text:style-name="P39">&lt;!ELEMENT superficie (#PCDATA)&gt;</text:p>
      <text:p text:style-name="P39">&lt;!ELEMENT frontera (#PCDATA)&gt;</text:p>
      <text:p text:style-name="P39">&lt;!ELEMENT moneda (#PCDATA)&gt;</text:p>
      <text:p text:style-name="P39">&lt;!ELEMENT moneda_pa (#PCDATA)&gt;</text:p>
      <text:p text:style-name="P39"><text:s/>]&gt;</text:p>
      <text:p text:style-name="P39"/>
      <text:p text:style-name="P39">&lt;paises&gt;</text:p>
      <text:p text:style-name="P39"><text:s text:c="2"/>&lt;pais&gt;</text:p>
      <text:p text:style-name="P39"><text:s text:c="4"/>&lt;nombre&gt;España&lt;/nombre&gt;</text:p>
      <text:p text:style-name="P39"><text:s text:c="4"/>&lt;sistemasgobierno&gt;monarquia&lt;/sistemasgobierno&gt; <text:s/></text:p>
      <text:p text:style-name="P39"><text:s text:c="4"/>&lt;superficie&gt;504642 Km²&lt;/superficie&gt;</text:p>
      <text:p text:style-name="P39"><text:soft-page-break/><text:s text:c="4"/>&lt;frontera&gt;Francia&lt;/frontera&gt;</text:p>
      <text:p text:style-name="P39"><text:s text:c="4"/>&lt;moneda&gt;euro&lt;/moneda&gt;</text:p>
      <text:p text:style-name="P39"><text:s text:c="4"/>&lt;moneda_pa&gt;peseta&lt;/moneda_pa&gt;</text:p>
      <text:p text:style-name="P39"><text:s text:c="2"/>&lt;/pais&gt;</text:p>
      <text:p text:style-name="P39"/>
      <text:p text:style-name="P39"><text:s text:c="2"/>&lt;pais&gt;</text:p>
      <text:p text:style-name="P39"><text:s text:c="4"/>&lt;nombre&gt;Francia&lt;/nombre&gt;</text:p>
      <text:p text:style-name="P39"><text:s text:c="4"/>&lt;sistemasgobierno&gt;Republica&lt;/sistemasgobierno&gt; <text:s/></text:p>
      <text:p text:style-name="P39"><text:s text:c="4"/>&lt;superficie&gt;675417 Km²&lt;/superficie&gt;</text:p>
      <text:p text:style-name="P39"><text:s text:c="4"/>&lt;frontera&gt;España, Suiza&lt;/frontera&gt;</text:p>
      <text:p text:style-name="P39"><text:s text:c="4"/>&lt;moneda&gt;euro&lt;/moneda&gt;</text:p>
      <text:p text:style-name="P39"><text:s text:c="4"/>&lt;moneda_pa&gt;franco francés&lt;/moneda_pa&gt;</text:p>
      <text:p text:style-name="P39"><text:s text:c="2"/>&lt;/pais&gt;</text:p>
      <text:p text:style-name="P39"><text:s text:c="2"/></text:p>
      <text:p text:style-name="P39"><text:s text:c="2"/>&lt;pais&gt;</text:p>
      <text:p text:style-name="P39"><text:s text:c="4"/>&lt;nombre&gt;Suiza&lt;/nombre&gt;</text:p>
      <text:p text:style-name="P39"><text:s text:c="4"/>&lt;sistemasgobierno&gt;Republica&lt;/sistemasgobierno&gt; <text:s/></text:p>
      <text:p text:style-name="P39"><text:s text:c="4"/>&lt;superficie&gt;41290 Km²&lt;/superficie&gt;</text:p>
      <text:p text:style-name="P39"><text:s text:c="4"/>&lt;frontera&gt;Francia&lt;/frontera&gt;</text:p>
      <text:p text:style-name="P39"><text:s text:c="4"/>&lt;moneda&gt;franco suizo&lt;/moneda&gt;</text:p>
      <text:p text:style-name="P39"><text:s text:c="2"/>&lt;/pais&gt;</text:p>
      <text:p text:style-name="P39"><text:s text:c="2"/></text:p>
      <text:p text:style-name="P39">&lt;/paises&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e e</meta:initial-creator>
    <meta:creation-date>2013-10-10T17:29:11</meta:creation-date>
    <dc:date>2022-09-29T11:27:22.777493488</dc:date>
    <dc:language>es-ES</dc:language>
    <meta:editing-cycles>10</meta:editing-cycles>
    <meta:editing-duration>PT1H31M47S</meta:editing-duration>
    <meta:document-statistic meta:table-count="7" meta:image-count="0" meta:object-count="0" meta:page-count="6" meta:paragraph-count="233" meta:word-count="804" meta:character-count="6681" meta:non-whitespace-character-count="5657"/>
    <meta:user-defined meta:name="Info 1"/>
    <meta:user-defined meta:name="Info 2"/>
    <meta:user-defined meta:name="Info 3"/>
    <meta:user-defined meta:name="Info 4"/>
  </office:meta>
</office:document-meta>
</file>